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18.002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18.002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18.002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df1cf" officeooo:paragraph-rsid="001c3be4"/>
    </style:style>
    <style:style style:name="P2" style:family="paragraph" style:parent-style-name="Standard">
      <style:text-properties officeooo:rsid="001c3be4" officeooo:paragraph-rsid="001c3be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c3be4" officeooo:paragraph-rsid="001c3be4" style:font-weight-asian="bold" style:font-weight-complex="bold"/>
    </style:style>
    <style:style style:name="P4" style:family="paragraph" style:parent-style-name="Standard">
      <style:text-properties fo:font-weight="bold" officeooo:rsid="001c3be4" officeooo:paragraph-rsid="001c3be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c3be4" officeooo:paragraph-rsid="001c3be4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cdded" officeooo:paragraph-rsid="001cdded"/>
    </style:style>
    <style:style style:name="P7" style:family="paragraph" style:parent-style-name="Standard">
      <style:paragraph-properties fo:break-before="page"/>
      <style:text-properties officeooo:rsid="001cdded" officeooo:paragraph-rsid="001cdded"/>
    </style:style>
    <style:style style:name="P8" style:family="paragraph" style:parent-style-name="Standard">
      <style:text-properties style:text-underline-style="none" officeooo:rsid="001cdded" officeooo:paragraph-rsid="001cdde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cdded" officeooo:paragraph-rsid="001cdde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text-underline-style="none" officeooo:rsid="001e63b8" officeooo:paragraph-rsid="001e63b8"/>
    </style:style>
    <style:style style:name="P11" style:family="paragraph" style:parent-style-name="Standard">
      <style:text-properties style:text-underline-style="none" officeooo:rsid="001e63b8" officeooo:paragraph-rsid="001cdded"/>
    </style:style>
    <style:style style:name="P12" style:family="paragraph" style:parent-style-name="Standard">
      <style:text-properties style:text-underline-style="none" officeooo:rsid="001df1cf" officeooo:paragraph-rsid="001c3be4"/>
    </style:style>
    <style:style style:name="P13" style:family="paragraph" style:parent-style-name="Standard">
      <style:text-properties style:text-underline-style="none" officeooo:rsid="001c3be4" officeooo:paragraph-rsid="001c3be4"/>
    </style:style>
    <style:style style:name="P14" style:family="paragraph" style:parent-style-name="Standard">
      <style:text-properties style:text-underline-style="none" fo:font-weight="bold" officeooo:rsid="001cdded" officeooo:paragraph-rsid="001cdded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1e63b8" officeooo:paragraph-rsid="001e63b8" style:font-weight-asian="bold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041fd" officeooo:paragraph-rsid="002041fd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indent="0cm" style:auto-text-indent="false"/>
      <style:text-properties style:text-underline-style="none" fo:font-weight="normal" officeooo:rsid="002041fd" officeooo:paragraph-rsid="002041fd" style:font-weight-asian="normal" style:font-weight-complex="normal"/>
    </style:style>
    <style:style style:name="P18" style:family="paragraph" style:parent-style-name="Standard">
      <style:text-properties officeooo:paragraph-rsid="001cdded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1e63b8"/>
    </style:style>
    <style:style style:name="P20" style:family="paragraph" style:parent-style-name="Standard">
      <style:paragraph-properties fo:margin-left="0cm" fo:margin-right="0cm" fo:line-height="150%" fo:text-indent="0cm" style:auto-text-indent="false"/>
      <style:text-properties officeooo:rsid="002041fd" officeooo:paragraph-rsid="00228ec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normal" officeooo:rsid="002041fd" officeooo:paragraph-rsid="002041fd" style:font-weight-asian="normal" style:font-weight-complex="normal"/>
    </style:style>
    <style:style style:name="P22" style:family="paragraph" style:parent-style-name="Standard">
      <style:paragraph-properties fo:margin-left="0cm" fo:margin-right="0cm" fo:line-height="150%" fo:text-indent="0cm" style:auto-text-indent="false"/>
      <style:text-properties style:text-underline-style="solid" style:text-underline-width="auto" style:text-underline-color="font-color" fo:font-weight="normal" officeooo:rsid="002041fd" officeooo:paragraph-rsid="002041fd" style:font-weight-asian="normal" style:font-weight-complex="normal"/>
    </style:style>
    <style:style style:name="P23" style:family="paragraph" style:parent-style-name="Standard">
      <style:paragraph-properties fo:margin-left="0cm" fo:margin-right="0cm" fo:line-height="150%" fo:text-indent="0cm" style:auto-text-indent="false"/>
      <style:text-properties officeooo:paragraph-rsid="002041fd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041fd" officeooo:paragraph-rsid="002041fd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dde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1cdded" style:font-weight-asian="bold" style:font-weight-complex="bold"/>
    </style:style>
    <style:style style:name="T5" style:family="text">
      <style:text-properties style:text-underline-style="none" fo:font-weight="bold" officeooo:rsid="002041fd" style:font-weight-asian="bold" style:font-weight-complex="bold"/>
    </style:style>
    <style:style style:name="T6" style:family="text">
      <style:text-properties style:text-underline-style="none" officeooo:rsid="001e63b8"/>
    </style:style>
    <style:style style:name="T7" style:family="text">
      <style:text-properties style:text-underline-style="none" officeooo:rsid="001ffcb5"/>
    </style:style>
    <style:style style:name="T8" style:family="text">
      <style:text-properties style:text-underline-style="none" officeooo:rsid="002041f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041fd" style:font-weight-asian="normal" style:font-weight-complex="normal"/>
    </style:style>
    <style:style style:name="T11" style:family="text">
      <style:text-properties style:text-underline-style="none" fo:font-weight="normal" officeooo:rsid="00223b55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e63b8"/>
    </style:style>
    <style:style style:name="T16" style:family="text">
      <style:text-properties officeooo:rsid="001e63b8"/>
    </style:style>
    <style:style style:name="T17" style:family="text">
      <style:text-properties fo:font-weight="normal" officeooo:rsid="002041f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 vérité</text:p>
      <text:p text:style-name="P3">Exercices d’analyse</text:p>
      <text:p text:style-name="P1"/>
      <text:p text:style-name="P4"/>
      <text:p text:style-name="P2"><text:span text:style-name="T12">Exercice 1 :</text:span> le jugement</text:p>
      <text:p text:style-name="P1"/>
      <text:p text:style-name="P1"><text:span text:style-name="T13">Définition :</text:span> un <text:span text:style-name="T12">jugement</text:span> est une phrase qui peut être vraie ou fausse.</text:p>
      <text:p text:style-name="P1">Dans les phrases suivantes, quelles phrases ne sont pas des jugements ?</text:p>
      <text:p text:style-name="P1"/>
      <text:p text:style-name="P1">a. Deux et deux font quatre</text:p>
      <text:p text:style-name="P1">b. Peux-tu me passer le sel ?</text:p>
      <text:p text:style-name="P1">c. Quel ennui !</text:p>
      <text:p text:style-name="P1">d. Le Soleil tourne autour de la Terre.</text:p>
      <text:p text:style-name="P1">e. Nous sommes au mois de septembre</text:p>
      <text:p text:style-name="P1">f. <text:span text:style-name="T1">Donne-moi ta trousse.</text:span></text:p>
      <text:p text:style-name="P12"/>
      <text:p text:style-name="P2"><text:span text:style-name="T14">Synthèse :</text:span><text:span text:style-name="T1"> du point de vue de la grammaire, quelles semblent être les caractéristiques d’un jugement ?</text:span></text:p>
      <table:table table:name="Tableau1" table:style-name="Tableau1">
        <table:table-column table:style-name="Tableau1.A"/>
        <table:table-row table:style-name="TableLine2997846651776">
          <table:table-cell table:style-name="Tableau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3"/>
      <text:p text:style-name="P13"/>
      <text:p text:style-name="P2"><text:span text:style-name="T3">Exercice 2 :</text:span><text:span text:style-name="T1"> opinion et savoir</text:span></text:p>
      <text:p text:style-name="P13"/>
      <text:p text:style-name="P2"><text:span text:style-name="T1">Pour chacun des </text:span><text:span text:style-name="T4">jugements</text:span><text:span text:style-name="T1"> suivants, indiquez s’il s’agit d’une </text:span><text:span text:style-name="T3">opinion</text:span><text:span text:style-name="T1"> ou d’un </text:span><text:span text:style-name="T3">savoir</text:span><text:span text:style-name="T1">.</text:span></text:p>
      <text:p text:style-name="P13"/>
      <text:p text:style-name="P13">a. J’ai l’impression qu’il fera beau demain</text:p>
      <text:p text:style-name="P2"><text:span text:style-name="T1">b. </text:span><text:span text:style-name="T2">L</text:span><text:span text:style-name="T1">e théorème de Pythagore est vrai, parce que nous venons de le démontrer en cours de mathématiques</text:span></text:p>
      <text:p text:style-name="P13">c. J’ai pris un bol de lait au petit déjeuner ce matin</text:p>
      <text:p text:style-name="P2"><text:span text:style-name="T2">d.</text:span><text:span text:style-name="T1"> L</text:span><text:span text:style-name="T2">e Soleil</text:span><text:span text:style-name="T1"> tourne autour d</text:span><text:span text:style-name="T2">e la Terre</text:span></text:p>
      <text:p text:style-name="P8">e. Dieu existe</text:p>
      <text:p text:style-name="P8">f. Les nazis ont perdu la Seconde Guerre mondiale</text:p>
      <text:p text:style-name="P8"/>
      <text:p text:style-name="P6"><text:span text:style-name="T14">Synthèse :</text:span><text:span text:style-name="T1"> quelle différence peut-on faire entre opinion et savoir ?</text:span></text:p>
      <text:p text:style-name="P8"/>
      <table:table table:name="Tableau2" table:style-name="Tableau2">
        <table:table-column table:style-name="Tableau2.A"/>
        <table:table-row table:style-name="TableLine2997846645728">
          <table:table-cell table:style-name="Tableau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ext:p text:style-name="P8"/>
      <text:p text:style-name="P14"/>
      <text:p text:style-name="P7"><text:span text:style-name="T3">Exercice 3 :</text:span><text:span text:style-name="T1"> persuader et convaincre</text:span></text:p>
      <text:p text:style-name="P8"/>
      <text:p text:style-name="P6"><text:span text:style-name="T1">On </text:span><text:span text:style-name="T3">persuade</text:span><text:span text:style-name="T1"> quand, pour changer l’avis de notre interlocuteur, on agit sur ses sentiments, on l’induit en erreur, </text:span><text:span text:style-name="T6">on utilise des procédés littéraires (exagérations…).</text:span></text:p>
      <text:p text:style-name="P18"><text:span text:style-name="T6"><text:tab/></text:span><text:span text:style-name="T15">Ex :</text:span><text:span text:style-name="T6"> </text:span><text:span text:style-name="T7">j’essaie d’apitoyer le jury </text:span><text:span text:style-name="T8">à mon procès</text:span></text:p>
      <text:p text:style-name="P11"/>
      <text:p text:style-name="P8">On <text:span text:style-name="T12">convainc</text:span> quand, pour changer l’avis de notre interlocuteur, on lui propose une démonstration rigoureuse.</text:p>
      <text:p text:style-name="P9"><text:span text:style-name="T14">Ex :</text:span> mon prof de maths <text:span text:style-name="T16">me prouve que le théorème de Pythagore est exact, en le démontrant</text:span></text:p>
      <text:p text:style-name="P9"/>
      <text:p text:style-name="P19"><text:span text:style-name="T7">Quand on persuade quelqu’un de quelque chose, lui communique-t-on un savoir ou une opinion</text:span><text:span text:style-name="T6"> ? Justifiez votre réponse.</text:span></text:p>
      <table:table table:name="Tableau3" table:style-name="Tableau3">
        <table:table-column table:style-name="Tableau3.A"/>
        <table:table-row table:style-name="TableLine2997846646880">
          <table:table-cell table:style-name="Tableau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0"/>
      <text:p text:style-name="P10">Entre persuader et convaincre, y a-t-il l’un des deux qui vous paraît plus efficace que l’autre ? Pourquoi ?</text:p>
      <table:table table:name="Tableau4" table:style-name="Tableau4">
        <table:table-column table:style-name="Tableau4.A"/>
        <table:table-row table:style-name="TableLine2997846646016">
          <table:table-cell table:style-name="Tableau4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0"/>
      <text:p text:style-name="P10"/>
      <text:p text:style-name="P15">Exercice 4 : <text:span text:style-name="T17">vérité et réalité</text:span></text:p>
      <text:p text:style-name="P15"/>
      <text:p text:style-name="P16">Complétez chaque phrase avec le mot « vrai(e) » ou « réel(le) ».</text:p>
      <text:p text:style-name="P15"/>
      <text:p text:style-name="P17">a. Les licornes ne sont pas …………….……….</text:p>
      <text:p text:style-name="P17">b. Il est ……………………….. que deux et deux font quatre</text:p>
      <text:p text:style-name="P17">c. La phrase « nous sommes au lycée » est …………………….…..</text:p>
      <text:p text:style-name="P17">d. Le tableau en face de vous est ……………………………………..</text:p>
      <text:p text:style-name="P21"/>
      <text:p text:style-name="P22">Synthèse :</text:p>
      <text:p text:style-name="P23"><text:span text:style-name="T10">Le mot ……….. s’applique à des </text:span><text:span text:style-name="T5">propositions</text:span><text:span text:style-name="T10">. </text:span><text:span text:style-name="T11">Son opposé est …………………...</text:span></text:p>
      <text:p text:style-name="P20"><text:span text:style-name="T9">Le mot ……….. s’applique à des </text:span><text:span text:style-name="T3">choses</text:span><text:span text:style-name="T9">. </text:span><text:span text:style-name="T11">Son opposé est ………………………...</text:span></text:p>
      <text:p text:style-name="P16"/>
      <text:p text:style-name="P16">Essayez de définir la notion de vérité :</text:p>
      <table:table table:name="Tableau5" table:style-name="Tableau5">
        <table:table-column table:style-name="Tableau5.A"/>
        <table:table-row table:style-name="TableLine2997846638816">
          <table:table-cell table:style-name="Tableau5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21:10:09.252000000</meta:creation-date>
    <dc:title>Page vierge</dc:title>
    <meta:generator>LibreOffice/7.3.1.3$Windows_X86_64 LibreOffice_project/a69ca51ded25f3eefd52d7bf9a5fad8c90b87951</meta:generator>
    <meta:editing-duration>PT18M18S</meta:editing-duration>
    <meta:editing-cycles>5</meta:editing-cycles>
    <dc:date>2021-09-16T13:27:25.840000000</dc:date>
    <meta:document-statistic meta:table-count="5" meta:image-count="0" meta:object-count="0" meta:page-count="2" meta:paragraph-count="38" meta:word-count="371" meta:character-count="2086" meta:non-whitespace-character-count="1752"/>
    <meta:template xlink:type="simple" xlink:actuate="onRequest" xlink:title="Page vierge" xlink:href="../../../../../../AppData/Roaming/LibreOffice/4/user/template/Page%20vierge1.ott" meta:date="2021-09-15T21:10:08.939000000"/>
  </office:meta>
</office:document-meta>
</file>